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7"/>
    <style:style style:name="ce4" style:family="table-cell" style:parent-style-name="Default" style:data-style-name="N106"/>
    <style:style style:name="ce5" style:family="table-cell" style:parent-style-name="Default" style:data-style-name="N106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2" table:default-cell-style-name="ce4"/>
        <table:table-row table:style-name="ro1">
          <table:table-cell table:style-name="Default" office:value-type="string" calcext:value-type="string">
            <text:p>V</text:p>
          </table:table-cell>
          <table:table-cell table:style-name="ce4" office:value-type="string" calcext:value-type="string">
            <text:p>dV</text:p>
          </table:table-cell>
          <table:table-cell table:style-name="ce4" office:value-type="string" calcext:value-type="string">
            <text:p>f(Hz)</text:p>
          </table:table-cell>
          <table:table-cell table:style-name="ce4" office:value-type="string" calcext:value-type="string">
            <text:p>f(kHz)</text:p>
          </table:table-cell>
          <table:table-cell table:style-name="ce4" office:value-type="string" calcext:value-type="string">
            <text:p>df(Hz)</text:p>
          </table:table-cell>
          <table:table-cell table:style-name="ce5" office:value-type="string" calcext:value-type="string">
            <text:p>df(kHz)</text:p>
          </table:table-cell>
          <table:table-cell table:style-name="ce4"/>
          <table:table-cell table:style-name="ce4" office:value-type="string" calcext:value-type="string">
            <text:p>R(Ohm)</text:p>
          </table:table-cell>
          <table:table-cell table:style-name="ce4" office:value-type="string" calcext:value-type="string">
            <text:p>R(kOhm)</text:p>
          </table:table-cell>
          <table:table-cell table:style-name="ce5" office:value-type="string" calcext:value-type="string">
            <text:p>dR(Ohm)</text:p>
          </table:table-cell>
          <table:table-cell table:style-name="ce5" office:value-type="string" calcext:value-type="string">
            <text:p>dR(kOhm)</text:p>
          </table:table-cell>
          <table:table-cell table:style-name="ce4" office:value-type="string" calcext:value-type="string">
            <text:p>V(mV)</text:p>
          </table:table-cell>
          <table:table-cell table:style-name="ce4" office:value-type="string" calcext:value-type="string">
            <text:p>dV(mV)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0.98" calcext:value-type="float">
            <text:p>0,98000000</text:p>
          </table:table-cell>
          <table:table-cell table:formula="of:=[.C2]/1000" office:value-type="float" office:value="0.00098" calcext:value-type="float">
            <text:p>0,00098000</text:p>
          </table:table-cell>
          <table:table-cell office:value-type="float" office:value="0.01" calcext:value-type="float">
            <text:p>0,01000000</text:p>
          </table:table-cell>
          <table:table-cell table:formula="of:=[.E2]/1000" office:value-type="float" office:value="0.00001" calcext:value-type="float">
            <text:p>0,00001000</text:p>
          </table:table-cell>
          <table:table-cell/>
          <table:table-cell office:value-type="float" office:value="1780" calcext:value-type="float">
            <text:p>1780,00000000</text:p>
          </table:table-cell>
          <table:table-cell table:formula="of:=[.H2]/1000" office:value-type="float" office:value="1.78" calcext:value-type="float">
            <text:p>1,78000000</text:p>
          </table:table-cell>
          <table:table-cell table:formula="of:=[.H2]*0.008+10" office:value-type="float" office:value="24.24" calcext:value-type="float">
            <text:p>24,24000000</text:p>
          </table:table-cell>
          <table:table-cell table:formula="of:=[.J2]/1000" office:value-type="float" office:value="0.02424" calcext:value-type="float">
            <text:p>0,02424000</text:p>
          </table:table-cell>
          <table:table-cell office:value-type="float" office:value="80" calcext:value-type="float">
            <text:p>8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.7" calcext:value-type="float">
            <text:p>9,70000000</text:p>
          </table:table-cell>
          <table:table-cell table:formula="of:=[.C3]/1000" office:value-type="float" office:value="0.0097" calcext:value-type="float">
            <text:p>0,00970000</text:p>
          </table:table-cell>
          <table:table-cell table:formula="of:=0.01*[.C3]" office:value-type="float" office:value="0.097" calcext:value-type="float">
            <text:p>0,09700000</text:p>
          </table:table-cell>
          <table:table-cell table:formula="of:=[.E3]/1000" office:value-type="float" office:value="0.000097" calcext:value-type="float">
            <text:p>0,00009700</text:p>
          </table:table-cell>
          <table:table-cell/>
          <table:table-cell office:value-type="float" office:value="8160" calcext:value-type="float">
            <text:p>8160,00000000</text:p>
          </table:table-cell>
          <table:table-cell table:formula="of:=[.H3]/1000" office:value-type="float" office:value="8.16" calcext:value-type="float">
            <text:p>8,16000000</text:p>
          </table:table-cell>
          <table:table-cell table:formula="of:=[.H3]*0.008+10" office:value-type="float" office:value="75.28" calcext:value-type="float">
            <text:p>75,28000000</text:p>
          </table:table-cell>
          <table:table-cell table:formula="of:=[.J3]/1000" office:value-type="float" office:value="0.07528" calcext:value-type="float">
            <text:p>0,07528000</text:p>
          </table:table-cell>
          <table:table-cell office:value-type="float" office:value="90" calcext:value-type="float">
            <text:p>9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8" calcext:value-type="float">
            <text:p>98,00000000</text:p>
          </table:table-cell>
          <table:table-cell table:formula="of:=[.C4]/1000" office:value-type="float" office:value="0.098" calcext:value-type="float">
            <text:p>0,09800000</text:p>
          </table:table-cell>
          <table:table-cell office:value-type="float" office:value="1" calcext:value-type="float">
            <text:p>1,00000000</text:p>
          </table:table-cell>
          <table:table-cell table:formula="of:=[.E4]/1000" office:value-type="float" office:value="0.001" calcext:value-type="float">
            <text:p>0,00100000</text:p>
          </table:table-cell>
          <table:table-cell/>
          <table:table-cell office:value-type="float" office:value="80800" calcext:value-type="float">
            <text:p>80800,00000000</text:p>
          </table:table-cell>
          <table:table-cell table:formula="of:=[.H4]/1000" office:value-type="float" office:value="80.8" calcext:value-type="float">
            <text:p>80,80000000</text:p>
          </table:table-cell>
          <table:table-cell table:formula="of:=[.H4]*0.008+100" office:value-type="float" office:value="746.4" calcext:value-type="float">
            <text:p>746,40000000</text:p>
          </table:table-cell>
          <table:table-cell table:formula="of:=[.J4]/1000" office:value-type="float" office:value="0.7464" calcext:value-type="float">
            <text:p>0,74640000</text:p>
          </table:table-cell>
          <table:table-cell office:value-type="float" office:value="175" calcext:value-type="float">
            <text:p>175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90" calcext:value-type="float">
            <text:p>990,00000000</text:p>
          </table:table-cell>
          <table:table-cell table:formula="of:=[.C5]/1000" office:value-type="float" office:value="0.99" calcext:value-type="float">
            <text:p>0,99000000</text:p>
          </table:table-cell>
          <table:table-cell office:value-type="float" office:value="10" calcext:value-type="float">
            <text:p>10,00000000</text:p>
          </table:table-cell>
          <table:table-cell table:formula="of:=[.E5]/1000" office:value-type="float" office:value="0.01" calcext:value-type="float">
            <text:p>0,01000000</text:p>
          </table:table-cell>
          <table:table-cell/>
          <table:table-cell office:value-type="float" office:value="10000" calcext:value-type="float">
            <text:p>10000,00000000</text:p>
          </table:table-cell>
          <table:table-cell table:formula="of:=[.H5]/1000" office:value-type="float" office:value="10" calcext:value-type="float">
            <text:p>10,00000000</text:p>
          </table:table-cell>
          <table:table-cell table:formula="of:=[.H5]*0.008+100" office:value-type="float" office:value="180" calcext:value-type="float">
            <text:p>180,00000000</text:p>
          </table:table-cell>
          <table:table-cell table:formula="of:=[.J5]/1000" office:value-type="float" office:value="0.18" calcext:value-type="float">
            <text:p>0,18000000</text:p>
          </table:table-cell>
          <table:table-cell office:value-type="float" office:value="100" calcext:value-type="float">
            <text:p>10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3000" calcext:value-type="float">
            <text:p>3000,00000000</text:p>
          </table:table-cell>
          <table:table-cell table:formula="of:=[.C6]/1000" office:value-type="float" office:value="3" calcext:value-type="float">
            <text:p>3,00000000</text:p>
          </table:table-cell>
          <table:table-cell office:value-type="float" office:value="30" calcext:value-type="float">
            <text:p>30,00000000</text:p>
          </table:table-cell>
          <table:table-cell table:formula="of:=[.E6]/1000" office:value-type="float" office:value="0.03" calcext:value-type="float">
            <text:p>0,03000000</text:p>
          </table:table-cell>
          <table:table-cell/>
          <table:table-cell office:value-type="float" office:value="15100" calcext:value-type="float">
            <text:p>15100,00000000</text:p>
          </table:table-cell>
          <table:table-cell table:formula="of:=[.H6]/1000" office:value-type="float" office:value="15.1" calcext:value-type="float">
            <text:p>15,10000000</text:p>
          </table:table-cell>
          <table:table-cell table:formula="of:=[.H6]*0.008+100" office:value-type="float" office:value="220.8" calcext:value-type="float">
            <text:p>220,80000000</text:p>
          </table:table-cell>
          <table:table-cell table:formula="of:=[.J6]/1000" office:value-type="float" office:value="0.2208" calcext:value-type="float">
            <text:p>0,22080000</text:p>
          </table:table-cell>
          <table:table-cell office:value-type="float" office:value="107" calcext:value-type="float">
            <text:p>107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5980" calcext:value-type="float">
            <text:p>5980,00000000</text:p>
          </table:table-cell>
          <table:table-cell table:formula="of:=[.C7]/1000" office:value-type="float" office:value="5.98" calcext:value-type="float">
            <text:p>5,98000000</text:p>
          </table:table-cell>
          <table:table-cell office:value-type="float" office:value="60" calcext:value-type="float">
            <text:p>60,00000000</text:p>
          </table:table-cell>
          <table:table-cell table:formula="of:=[.E7]/1000" office:value-type="float" office:value="0.06" calcext:value-type="float">
            <text:p>0,06000000</text:p>
          </table:table-cell>
          <table:table-cell/>
          <table:table-cell office:value-type="float" office:value="21400" calcext:value-type="float">
            <text:p>21400,00000000</text:p>
          </table:table-cell>
          <table:table-cell table:formula="of:=[.H7]/1000" office:value-type="float" office:value="21.4" calcext:value-type="float">
            <text:p>21,40000000</text:p>
          </table:table-cell>
          <table:table-cell table:formula="of:=[.H7]*0.008+100" office:value-type="float" office:value="271.2" calcext:value-type="float">
            <text:p>271,20000000</text:p>
          </table:table-cell>
          <table:table-cell table:formula="of:=[.J7]/1000" office:value-type="float" office:value="0.2712" calcext:value-type="float">
            <text:p>0,27120000</text:p>
          </table:table-cell>
          <table:table-cell office:value-type="float" office:value="110" calcext:value-type="float">
            <text:p>11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4.96" calcext:value-type="float">
            <text:p>4,9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0000" calcext:value-type="float">
            <text:p>10000,00000000</text:p>
          </table:table-cell>
          <table:table-cell table:formula="of:=[.C8]/1000" office:value-type="float" office:value="10" calcext:value-type="float">
            <text:p>10,00000000</text:p>
          </table:table-cell>
          <table:table-cell office:value-type="float" office:value="100" calcext:value-type="float">
            <text:p>100,00000000</text:p>
          </table:table-cell>
          <table:table-cell table:formula="of:=[.E8]/1000" office:value-type="float" office:value="0.1" calcext:value-type="float">
            <text:p>0,10000000</text:p>
          </table:table-cell>
          <table:table-cell/>
          <table:table-cell office:value-type="float" office:value="55700" calcext:value-type="float">
            <text:p>55700,00000000</text:p>
          </table:table-cell>
          <table:table-cell table:formula="of:=[.H8]/1000" office:value-type="float" office:value="55.7" calcext:value-type="float">
            <text:p>55,70000000</text:p>
          </table:table-cell>
          <table:table-cell table:formula="of:=[.H8]*0.008+100" office:value-type="float" office:value="545.6" calcext:value-type="float">
            <text:p>545,60000000</text:p>
          </table:table-cell>
          <table:table-cell table:formula="of:=[.J8]/1000" office:value-type="float" office:value="0.5456" calcext:value-type="float">
            <text:p>0,54560000</text:p>
          </table:table-cell>
          <table:table-cell office:value-type="float" office:value="145" calcext:value-type="float">
            <text:p>145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4.24" calcext:value-type="float">
            <text:p>4,24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4800" calcext:value-type="float">
            <text:p>14800,00000000</text:p>
          </table:table-cell>
          <table:table-cell table:formula="of:=[.C9]/1000" office:value-type="float" office:value="14.8" calcext:value-type="float">
            <text:p>14,80000000</text:p>
          </table:table-cell>
          <table:table-cell office:value-type="float" office:value="148" calcext:value-type="float">
            <text:p>148,00000000</text:p>
          </table:table-cell>
          <table:table-cell table:formula="of:=[.E9]/1000" office:value-type="float" office:value="0.148" calcext:value-type="float">
            <text:p>0,14800000</text:p>
          </table:table-cell>
          <table:table-cell/>
          <table:table-cell office:value-type="float" office:value="99200" calcext:value-type="float">
            <text:p>99200,00000000</text:p>
          </table:table-cell>
          <table:table-cell table:formula="of:=[.H9]/1000" office:value-type="float" office:value="99.2" calcext:value-type="float">
            <text:p>99,20000000</text:p>
          </table:table-cell>
          <table:table-cell table:formula="of:=[.H9]*0.008+100" office:value-type="float" office:value="893.6" calcext:value-type="float">
            <text:p>893,60000000</text:p>
          </table:table-cell>
          <table:table-cell table:formula="of:=[.J9]/1000" office:value-type="float" office:value="0.8936" calcext:value-type="float">
            <text:p>0,89360000</text:p>
          </table:table-cell>
          <table:table-cell office:value-type="float" office:value="180" calcext:value-type="float">
            <text:p>18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3.48" calcext:value-type="float">
            <text:p>3,4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20100" calcext:value-type="float">
            <text:p>20100,00000000</text:p>
          </table:table-cell>
          <table:table-cell table:formula="of:=[.C10]/1000" office:value-type="float" office:value="20.1" calcext:value-type="float">
            <text:p>20,10000000</text:p>
          </table:table-cell>
          <table:table-cell office:value-type="float" office:value="201" calcext:value-type="float">
            <text:p>201,00000000</text:p>
          </table:table-cell>
          <table:table-cell table:formula="of:=[.E10]/1000" office:value-type="float" office:value="0.201" calcext:value-type="float">
            <text:p>0,20100000</text:p>
          </table:table-cell>
          <table:table-cell/>
          <table:table-cell office:value-type="float" office:value="46300" calcext:value-type="float">
            <text:p>46300,00000000</text:p>
          </table:table-cell>
          <table:table-cell table:formula="of:=[.H10]/1000" office:value-type="float" office:value="46.3" calcext:value-type="float">
            <text:p>46,30000000</text:p>
          </table:table-cell>
          <table:table-cell table:formula="of:=[.H10]*0.008+100" office:value-type="float" office:value="470.4" calcext:value-type="float">
            <text:p>470,40000000</text:p>
          </table:table-cell>
          <table:table-cell table:formula="of:=[.J10]/1000" office:value-type="float" office:value="0.4704" calcext:value-type="float">
            <text:p>0,47040000</text:p>
          </table:table-cell>
          <table:table-cell office:value-type="float" office:value="140" calcext:value-type="float">
            <text:p>14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2.84" calcext:value-type="float">
            <text:p>2,84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25500" calcext:value-type="float">
            <text:p>25500,00000000</text:p>
          </table:table-cell>
          <table:table-cell table:formula="of:=[.C11]/1000" office:value-type="float" office:value="25.5" calcext:value-type="float">
            <text:p>25,50000000</text:p>
          </table:table-cell>
          <table:table-cell office:value-type="float" office:value="255" calcext:value-type="float">
            <text:p>255,00000000</text:p>
          </table:table-cell>
          <table:table-cell table:formula="of:=[.E11]/1000" office:value-type="float" office:value="0.255" calcext:value-type="float">
            <text:p>0,25500000</text:p>
          </table:table-cell>
          <table:table-cell/>
          <table:table-cell office:value-type="float" office:value="216000" calcext:value-type="float">
            <text:p>216000,00000000</text:p>
          </table:table-cell>
          <table:table-cell table:formula="of:=[.H11]/1000" office:value-type="float" office:value="216" calcext:value-type="float">
            <text:p>216,00000000</text:p>
          </table:table-cell>
          <table:table-cell table:formula="of:=[.H11]*0.008+1000" office:value-type="float" office:value="2728" calcext:value-type="float">
            <text:p>2728,00000000</text:p>
          </table:table-cell>
          <table:table-cell table:formula="of:=[.J11]/1000" office:value-type="float" office:value="2.728" calcext:value-type="float">
            <text:p>2,72800000</text:p>
          </table:table-cell>
          <table:table-cell office:value-type="float" office:value="230" calcext:value-type="float">
            <text:p>23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,3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49700" calcext:value-type="float">
            <text:p>49700,00000000</text:p>
          </table:table-cell>
          <table:table-cell table:formula="of:=[.C12]/1000" office:value-type="float" office:value="49.7" calcext:value-type="float">
            <text:p>49,70000000</text:p>
          </table:table-cell>
          <table:table-cell office:value-type="float" office:value="500" calcext:value-type="float">
            <text:p>500,00000000</text:p>
          </table:table-cell>
          <table:table-cell table:formula="of:=[.E12]/1000" office:value-type="float" office:value="0.5" calcext:value-type="float">
            <text:p>0,50000000</text:p>
          </table:table-cell>
          <table:table-cell/>
          <table:table-cell office:value-type="float" office:value="672000" calcext:value-type="float">
            <text:p>672000,00000000</text:p>
          </table:table-cell>
          <table:table-cell table:formula="of:=[.H12]/1000" office:value-type="float" office:value="672" calcext:value-type="float">
            <text:p>672,00000000</text:p>
          </table:table-cell>
          <table:table-cell table:formula="of:=[.H12]*0.008+1000" office:value-type="float" office:value="6376" calcext:value-type="float">
            <text:p>6376,00000000</text:p>
          </table:table-cell>
          <table:table-cell table:formula="of:=[.J12]/1000" office:value-type="float" office:value="6.376" calcext:value-type="float">
            <text:p>6,37600000</text:p>
          </table:table-cell>
          <table:table-cell office:value-type="float" office:value="1573" calcext:value-type="float">
            <text:p>1573,00000000</text:p>
          </table:table-cell>
          <table:table-cell office:value-type="float" office:value="1" calcext:value-type="float">
            <text:p>1,00000000</text:p>
          </table:table-cell>
          <table:table-cell office:value-type="string" calcext:value-type="string">
            <text:p>strumentale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,520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00000" calcext:value-type="float">
            <text:p>100000,00000000</text:p>
          </table:table-cell>
          <table:table-cell table:formula="of:=[.C13]/1000" office:value-type="float" office:value="100" calcext:value-type="float">
            <text:p>100,00000000</text:p>
          </table:table-cell>
          <table:table-cell office:value-type="float" office:value="1000" calcext:value-type="float">
            <text:p>1000,00000000</text:p>
          </table:table-cell>
          <table:table-cell table:formula="of:=[.E13]/1000" office:value-type="float" office:value="1" calcext:value-type="float">
            <text:p>1,00000000</text:p>
          </table:table-cell>
          <table:table-cell/>
          <table:table-cell office:value-type="float" office:value="117600" calcext:value-type="float">
            <text:p>117600,00000000</text:p>
          </table:table-cell>
          <table:table-cell table:formula="of:=[.H13]/1000" office:value-type="float" office:value="117.6" calcext:value-type="float">
            <text:p>117,60000000</text:p>
          </table:table-cell>
          <table:table-cell table:formula="of:=[.H13]*0.008+1000" office:value-type="float" office:value="1940.8" calcext:value-type="float">
            <text:p>1940,80000000</text:p>
          </table:table-cell>
          <table:table-cell table:formula="of:=[.J13]/1000" office:value-type="float" office:value="1.9408" calcext:value-type="float">
            <text:p>1,94080000</text:p>
          </table:table-cell>
          <table:table-cell office:value-type="float" office:value="215" calcext:value-type="float">
            <text:p>215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65000" calcext:value-type="float">
            <text:p>565000,00000000</text:p>
          </table:table-cell>
          <table:table-cell table:formula="of:=[.H14]/1000" office:value-type="float" office:value="565" calcext:value-type="float">
            <text:p>565,00000000</text:p>
          </table:table-cell>
          <table:table-cell table:formula="of:=[.H14]*0.008+1000" office:value-type="float" office:value="5520" calcext:value-type="float">
            <text:p>5520,00000000</text:p>
          </table:table-cell>
          <table:table-cell table:formula="of:=[.J14]/1000" office:value-type="float" office:value="5.52" calcext:value-type="float">
            <text:p>5,52000000</text:p>
          </table:table-cell>
          <table:table-cell office:value-type="float" office:value="1757" calcext:value-type="float">
            <text:p>1757,00000000</text:p>
          </table:table-cell>
          <table:table-cell office:value-type="float" office:value="1" calcext:value-type="float">
            <text:p>1,00000000</text:p>
          </table:table-cell>
          <table:table-cell office:value-type="string" calcext:value-type="string">
            <text:p>strume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f(Hz)</text:p>
          </table:table-cell>
          <table:table-cell office:value-type="string" calcext:value-type="string">
            <text:p>f(kHz)</text:p>
          </table:table-cell>
          <table:table-cell office:value-type="string" calcext:value-type="string">
            <text:p>df(Hz)</text:p>
          </table:table-cell>
          <table:table-cell office:value-type="string" calcext:value-type="string">
            <text:p>df(kHz)</text:p>
          </table:table-cell>
          <table:table-cell/>
          <table:table-cell office:value-type="float" office:value="973000" calcext:value-type="float">
            <text:p>973000,00000000</text:p>
          </table:table-cell>
          <table:table-cell table:formula="of:=[.H15]/1000" office:value-type="float" office:value="973" calcext:value-type="float">
            <text:p>973,00000000</text:p>
          </table:table-cell>
          <table:table-cell table:formula="of:=[.H15]*0.008+1000" office:value-type="float" office:value="8784" calcext:value-type="float">
            <text:p>8784,00000000</text:p>
          </table:table-cell>
          <table:table-cell table:formula="of:=[.J15]/1000" office:value-type="float" office:value="8.784" calcext:value-type="float">
            <text:p>8,78400000</text:p>
          </table:table-cell>
          <table:table-cell office:value-type="float" office:value="1740" calcext:value-type="float">
            <text:p>1740,00000000</text:p>
          </table:table-cell>
          <table:table-cell office:value-type="float" office:value="1" calcext:value-type="float">
            <text:p>1,00000000</text:p>
          </table:table-cell>
          <table:table-cell office:value-type="string" calcext:value-type="string">
            <text:p>strumentale</text:p>
          </table:table-cell>
          <table:table-cell table:number-columns-repeated="2"/>
        </table:table-row>
        <table:table-row table:style-name="ro1">
          <table:table-cell office:value-type="float" office:value="0.011" calcext:value-type="float">
            <text:p>0,01100000</text:p>
          </table:table-cell>
          <table:table-cell office:value-type="float" office:value="0.005" calcext:value-type="float">
            <text:p>0,00500000</text:p>
          </table:table-cell>
          <table:table-cell office:value-type="float" office:value="98" calcext:value-type="float">
            <text:p>98,00000000</text:p>
          </table:table-cell>
          <table:table-cell table:formula="of:=[.C16]/1000" office:value-type="float" office:value="0.098" calcext:value-type="float">
            <text:p>0,09800000</text:p>
          </table:table-cell>
          <table:table-cell office:value-type="float" office:value="1" calcext:value-type="float">
            <text:p>1,00000000</text:p>
          </table:table-cell>
          <table:table-cell table:formula="of:=[.E16]/1000" office:value-type="float" office:value="0.001" calcext:value-type="float">
            <text:p>0,00100000</text:p>
          </table:table-cell>
          <table:table-cell/>
          <table:table-cell office:value-type="float" office:value="815000" calcext:value-type="float">
            <text:p>815000,00000000</text:p>
          </table:table-cell>
          <table:table-cell table:formula="of:=[.H16]/1000" office:value-type="float" office:value="815" calcext:value-type="float">
            <text:p>815,00000000</text:p>
          </table:table-cell>
          <table:table-cell table:formula="of:=[.H16]*0.008+1000" office:value-type="float" office:value="7520" calcext:value-type="float">
            <text:p>7520,00000000</text:p>
          </table:table-cell>
          <table:table-cell table:formula="of:=[.J16]/1000" office:value-type="float" office:value="7.52" calcext:value-type="float">
            <text:p>7,52000000</text:p>
          </table:table-cell>
          <table:table-cell office:value-type="float" office:value="1736" calcext:value-type="float">
            <text:p>1736,00000000</text:p>
          </table:table-cell>
          <table:table-cell office:value-type="float" office:value="1" calcext:value-type="float">
            <text:p>1,00000000</text:p>
          </table:table-cell>
          <table:table-cell office:value-type="string" calcext:value-type="string">
            <text:p>strumentale</text:p>
          </table:table-cell>
          <table:table-cell table:number-columns-repeated="2"/>
        </table:table-row>
        <table:table-row table:style-name="ro1">
          <table:table-cell office:value-type="float" office:value="0.118" calcext:value-type="float">
            <text:p>0,11800000</text:p>
          </table:table-cell>
          <table:table-cell office:value-type="float" office:value="0.004" calcext:value-type="float">
            <text:p>0,00400000</text:p>
          </table:table-cell>
          <table:table-cell office:value-type="float" office:value="1000" calcext:value-type="float">
            <text:p>1000,00000000</text:p>
          </table:table-cell>
          <table:table-cell table:formula="of:=[.C17]/1000" office:value-type="float" office:value="1" calcext:value-type="float">
            <text:p>1,00000000</text:p>
          </table:table-cell>
          <table:table-cell office:value-type="float" office:value="10" calcext:value-type="float">
            <text:p>10,00000000</text:p>
          </table:table-cell>
          <table:table-cell table:formula="of:=[.E17]/1000" office:value-type="float" office:value="0.01" calcext:value-type="float">
            <text:p>0,01000000</text:p>
          </table:table-cell>
          <table:table-cell/>
          <table:table-cell office:value-type="float" office:value="1180000" calcext:value-type="float">
            <text:p>1180000,00000000</text:p>
          </table:table-cell>
          <table:table-cell table:formula="of:=[.H17]/1000" office:value-type="float" office:value="1180" calcext:value-type="float">
            <text:p>1180,00000000</text:p>
          </table:table-cell>
          <table:table-cell table:formula="of:=[.H17]*0.008+10000" office:value-type="float" office:value="19440" calcext:value-type="float">
            <text:p>19440,00000000</text:p>
          </table:table-cell>
          <table:table-cell table:formula="of:=[.J17]/1000" office:value-type="float" office:value="19.44" calcext:value-type="float">
            <text:p>19,44000000</text:p>
          </table:table-cell>
          <table:table-cell office:value-type="float" office:value="1700" calcext:value-type="float">
            <text:p>1700,00000000</text:p>
          </table:table-cell>
          <table:table-cell office:value-type="float" office:value="1" calcext:value-type="float">
            <text:p>1,00000000</text:p>
          </table:table-cell>
          <table:table-cell table:number-columns-repeated="3"/>
        </table:table-row>
        <table:table-row table:style-name="ro1">
          <table:table-cell office:value-type="float" office:value="0.0344" calcext:value-type="float">
            <text:p>0,03440000</text:p>
          </table:table-cell>
          <table:table-cell office:value-type="float" office:value="0.0005" calcext:value-type="float">
            <text:p>0,00050000</text:p>
          </table:table-cell>
          <table:table-cell office:value-type="float" office:value="300" calcext:value-type="float">
            <text:p>300,00000000</text:p>
          </table:table-cell>
          <table:table-cell table:formula="of:=[.C18]/1000" office:value-type="float" office:value="0.3" calcext:value-type="float">
            <text:p>0,30000000</text:p>
          </table:table-cell>
          <table:table-cell office:value-type="float" office:value="3" calcext:value-type="float">
            <text:p>3,00000000</text:p>
          </table:table-cell>
          <table:table-cell table:formula="of:=[.E18]/1000" office:value-type="float" office:value="0.003" calcext:value-type="float">
            <text:p>0,00300000</text:p>
          </table:table-cell>
          <table:table-cell/>
          <table:table-cell office:value-type="float" office:value="147000" calcext:value-type="float">
            <text:p>147000,00000000</text:p>
          </table:table-cell>
          <table:table-cell table:formula="of:=[.H18]/1000" office:value-type="float" office:value="147" calcext:value-type="float">
            <text:p>147,00000000</text:p>
          </table:table-cell>
          <table:table-cell table:formula="of:=[.H18]*0.008+1000" office:value-type="float" office:value="2176" calcext:value-type="float">
            <text:p>2176,00000000</text:p>
          </table:table-cell>
          <table:table-cell table:formula="of:=[.J18]/1000" office:value-type="float" office:value="2.176" calcext:value-type="float">
            <text:p>2,17600000</text:p>
          </table:table-cell>
          <table:table-cell office:value-type="float" office:value="220" calcext:value-type="float">
            <text:p>220,00000000</text:p>
          </table:table-cell>
          <table:table-cell office:value-type="float" office:value="5" calcext:value-type="float">
            <text:p>5,0000000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,16000000</text:p>
          </table:table-cell>
          <table:table-cell office:value-type="float" office:value="0.004" calcext:value-type="float">
            <text:p>0,00400000</text:p>
          </table:table-cell>
          <table:table-cell office:value-type="float" office:value="1310" calcext:value-type="float">
            <text:p>1310,00000000</text:p>
          </table:table-cell>
          <table:table-cell table:formula="of:=[.C19]/1000" office:value-type="float" office:value="1.31" calcext:value-type="float">
            <text:p>1,31000000</text:p>
          </table:table-cell>
          <table:table-cell office:value-type="float" office:value="13" calcext:value-type="float">
            <text:p>13,00000000</text:p>
          </table:table-cell>
          <table:table-cell table:formula="of:=[.E19]/1000" office:value-type="float" office:value="0.013" calcext:value-type="float">
            <text:p>0,01300000</text:p>
          </table:table-cell>
          <table:table-cell table:number-columns-repeated="10"/>
        </table:table-row>
        <table:table-row table:style-name="ro1">
          <table:table-cell office:value-type="float" office:value="0.194" calcext:value-type="float">
            <text:p>0,194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590" calcext:value-type="float">
            <text:p>1590,00000000</text:p>
          </table:table-cell>
          <table:table-cell table:formula="of:=[.C20]/1000" office:value-type="float" office:value="1.59" calcext:value-type="float">
            <text:p>1,59000000</text:p>
          </table:table-cell>
          <table:table-cell office:value-type="float" office:value="16" calcext:value-type="float">
            <text:p>16,00000000</text:p>
          </table:table-cell>
          <table:table-cell table:formula="of:=[.E20]/1000" office:value-type="float" office:value="0.016" calcext:value-type="float">
            <text:p>0,01600000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,34000000</text:p>
          </table:table-cell>
          <table:table-cell office:value-type="float" office:value="0.008" calcext:value-type="float">
            <text:p>0,00800000</text:p>
          </table:table-cell>
          <table:table-cell office:value-type="float" office:value="2500" calcext:value-type="float">
            <text:p>2500,00000000</text:p>
          </table:table-cell>
          <table:table-cell table:formula="of:=[.C21]/1000" office:value-type="float" office:value="2.5" calcext:value-type="float">
            <text:p>2,50000000</text:p>
          </table:table-cell>
          <table:table-cell office:value-type="float" office:value="25" calcext:value-type="float">
            <text:p>25,00000000</text:p>
          </table:table-cell>
          <table:table-cell table:formula="of:=[.E21]/1000" office:value-type="float" office:value="0.025" calcext:value-type="float">
            <text:p>0,02500000</text:p>
          </table:table-cell>
          <table:table-cell table:number-columns-repeated="10"/>
        </table:table-row>
        <table:table-row table:style-name="ro1">
          <table:table-cell office:value-type="float" office:value="0.564" calcext:value-type="float">
            <text:p>0,56400000</text:p>
          </table:table-cell>
          <table:table-cell office:value-type="float" office:value="0.008" calcext:value-type="float">
            <text:p>0,00800000</text:p>
          </table:table-cell>
          <table:table-cell office:value-type="float" office:value="3500" calcext:value-type="float">
            <text:p>3500,00000000</text:p>
          </table:table-cell>
          <table:table-cell table:formula="of:=[.C22]/1000" office:value-type="float" office:value="3.5" calcext:value-type="float">
            <text:p>3,50000000</text:p>
          </table:table-cell>
          <table:table-cell office:value-type="float" office:value="35" calcext:value-type="float">
            <text:p>35,00000000</text:p>
          </table:table-cell>
          <table:table-cell table:formula="of:=[.E22]/1000" office:value-type="float" office:value="0.035" calcext:value-type="float">
            <text:p>0,03500000</text:p>
          </table:table-cell>
          <table:table-cell table:number-columns-repeated="10"/>
        </table:table-row>
        <table:table-row table:style-name="ro1">
          <table:table-cell office:value-type="float" office:value="1.03" calcext:value-type="float">
            <text:p>1,03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4600" calcext:value-type="float">
            <text:p>4600,00000000</text:p>
          </table:table-cell>
          <table:table-cell table:formula="of:=[.C23]/1000" office:value-type="float" office:value="4.6" calcext:value-type="float">
            <text:p>4,60000000</text:p>
          </table:table-cell>
          <table:table-cell office:value-type="float" office:value="46" calcext:value-type="float">
            <text:p>46,00000000</text:p>
          </table:table-cell>
          <table:table-cell table:formula="of:=[.E23]/1000" office:value-type="float" office:value="0.046" calcext:value-type="float">
            <text:p>0,04600000</text:p>
          </table:table-cell>
          <table:table-cell table:number-columns-repeated="10"/>
        </table:table-row>
        <table:table-row table:style-name="ro1">
          <table:table-cell office:value-type="float" office:value="2.48" calcext:value-type="float">
            <text:p>2,4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5600" calcext:value-type="float">
            <text:p>5600,00000000</text:p>
          </table:table-cell>
          <table:table-cell table:formula="of:=[.C24]/1000" office:value-type="float" office:value="5.6" calcext:value-type="float">
            <text:p>5,60000000</text:p>
          </table:table-cell>
          <table:table-cell office:value-type="float" office:value="56" calcext:value-type="float">
            <text:p>56,00000000</text:p>
          </table:table-cell>
          <table:table-cell table:formula="of:=[.E24]/1000" office:value-type="float" office:value="0.056" calcext:value-type="float">
            <text:p>0,05600000</text:p>
          </table:table-cell>
          <table:table-cell table:number-columns-repeated="10"/>
        </table:table-row>
        <table:table-row table:style-name="ro1">
          <table:table-cell office:value-type="float" office:value="4.4" calcext:value-type="float">
            <text:p>4,40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5990" calcext:value-type="float">
            <text:p>5990,00000000</text:p>
          </table:table-cell>
          <table:table-cell table:formula="of:=[.C25]/1000" office:value-type="float" office:value="5.99" calcext:value-type="float">
            <text:p>5,99000000</text:p>
          </table:table-cell>
          <table:table-cell office:value-type="float" office:value="60" calcext:value-type="float">
            <text:p>60,00000000</text:p>
          </table:table-cell>
          <table:table-cell table:formula="of:=[.E25]/1000" office:value-type="float" office:value="0.06" calcext:value-type="float">
            <text:p>0,06000000</text:p>
          </table:table-cell>
          <table:table-cell table:number-columns-repeated="10"/>
        </table:table-row>
        <table:table-row table:style-name="ro1">
          <table:table-cell office:value-type="float" office:value="3.06" calcext:value-type="float">
            <text:p>3,06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5745" calcext:value-type="float">
            <text:p>5745,00000000</text:p>
          </table:table-cell>
          <table:table-cell table:formula="of:=[.C26]/1000" office:value-type="float" office:value="5.745" calcext:value-type="float">
            <text:p>5,74500000</text:p>
          </table:table-cell>
          <table:table-cell office:value-type="float" office:value="57" calcext:value-type="float">
            <text:p>57,00000000</text:p>
          </table:table-cell>
          <table:table-cell table:formula="of:=[.E26]/1000" office:value-type="float" office:value="0.057" calcext:value-type="float">
            <text:p>0,05700000</text:p>
          </table:table-cell>
          <table:table-cell table:number-columns-repeated="10"/>
        </table:table-row>
        <table:table-row table:style-name="ro1">
          <table:table-cell office:value-type="float" office:value="5.92" calcext:value-type="float">
            <text:p>5,92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180" calcext:value-type="float">
            <text:p>6180,00000000</text:p>
          </table:table-cell>
          <table:table-cell table:formula="of:=[.C27]/1000" office:value-type="float" office:value="6.18" calcext:value-type="float">
            <text:p>6,18000000</text:p>
          </table:table-cell>
          <table:table-cell office:value-type="float" office:value="61" calcext:value-type="float">
            <text:p>61,00000000</text:p>
          </table:table-cell>
          <table:table-cell table:formula="of:=[.E27]/1000" office:value-type="float" office:value="0.061" calcext:value-type="float">
            <text:p>0,06100000</text:p>
          </table:table-cell>
          <table:table-cell table:number-columns-repeated="10"/>
        </table:table-row>
        <table:table-row table:style-name="ro1">
          <table:table-cell office:value-type="float" office:value="6.48" calcext:value-type="float">
            <text:p>6,48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430" calcext:value-type="float">
            <text:p>6430,00000000</text:p>
          </table:table-cell>
          <table:table-cell table:formula="of:=[.C28]/1000" office:value-type="float" office:value="6.43" calcext:value-type="float">
            <text:p>6,43000000</text:p>
          </table:table-cell>
          <table:table-cell office:value-type="float" office:value="64" calcext:value-type="float">
            <text:p>64,00000000</text:p>
          </table:table-cell>
          <table:table-cell table:formula="of:=[.E28]/1000" office:value-type="float" office:value="0.064" calcext:value-type="float">
            <text:p>0,06400000</text:p>
          </table:table-cell>
          <table:table-cell table:number-columns-repeated="10"/>
        </table:table-row>
        <table:table-row table:style-name="ro1">
          <table:table-cell office:value-type="float" office:value="5.56" calcext:value-type="float">
            <text:p>5,56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580" calcext:value-type="float">
            <text:p>6580,00000000</text:p>
          </table:table-cell>
          <table:table-cell table:formula="of:=[.C29]/1000" office:value-type="float" office:value="6.58" calcext:value-type="float">
            <text:p>6,58000000</text:p>
          </table:table-cell>
          <table:table-cell office:value-type="float" office:value="66" calcext:value-type="float">
            <text:p>66,00000000</text:p>
          </table:table-cell>
          <table:table-cell table:formula="of:=[.E29]/1000" office:value-type="float" office:value="0.066" calcext:value-type="float">
            <text:p>0,06600000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,80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830" calcext:value-type="float">
            <text:p>6830,00000000</text:p>
          </table:table-cell>
          <table:table-cell table:formula="of:=[.C30]/1000" office:value-type="float" office:value="6.83" calcext:value-type="float">
            <text:p>6,83000000</text:p>
          </table:table-cell>
          <table:table-cell office:value-type="float" office:value="68" calcext:value-type="float">
            <text:p>68,00000000</text:p>
          </table:table-cell>
          <table:table-cell table:formula="of:=[.E30]/1000" office:value-type="float" office:value="0.068" calcext:value-type="float">
            <text:p>0,06800000</text:p>
          </table:table-cell>
          <table:table-cell table:number-columns-repeated="10"/>
        </table:table-row>
        <table:table-row table:style-name="ro1">
          <table:table-cell office:value-type="float" office:value="2.92" calcext:value-type="float">
            <text:p>2,92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7050" calcext:value-type="float">
            <text:p>7050,00000000</text:p>
          </table:table-cell>
          <table:table-cell table:formula="of:=[.C31]/1000" office:value-type="float" office:value="7.05" calcext:value-type="float">
            <text:p>7,05000000</text:p>
          </table:table-cell>
          <table:table-cell office:value-type="float" office:value="70" calcext:value-type="float">
            <text:p>70,00000000</text:p>
          </table:table-cell>
          <table:table-cell table:formula="of:=[.E31]/1000" office:value-type="float" office:value="0.07" calcext:value-type="float">
            <text:p>0,07000000</text:p>
          </table:table-cell>
          <table:table-cell table:number-columns-repeated="10"/>
        </table:table-row>
        <table:table-row table:style-name="ro1">
          <table:table-cell office:value-type="float" office:value="2.38" calcext:value-type="float">
            <text:p>2,38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7250" calcext:value-type="float">
            <text:p>7250,00000000</text:p>
          </table:table-cell>
          <table:table-cell table:formula="of:=[.C32]/1000" office:value-type="float" office:value="7.25" calcext:value-type="float">
            <text:p>7,25000000</text:p>
          </table:table-cell>
          <table:table-cell office:value-type="float" office:value="72" calcext:value-type="float">
            <text:p>72,00000000</text:p>
          </table:table-cell>
          <table:table-cell table:formula="of:=[.E32]/1000" office:value-type="float" office:value="0.072" calcext:value-type="float">
            <text:p>0,07200000</text:p>
          </table:table-cell>
          <table:table-cell table:number-columns-repeated="10"/>
        </table:table-row>
        <table:table-row table:style-name="ro1">
          <table:table-cell office:value-type="float" office:value="1.88" calcext:value-type="float">
            <text:p>1,8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7500" calcext:value-type="float">
            <text:p>7500,00000000</text:p>
          </table:table-cell>
          <table:table-cell table:formula="of:=[.C33]/1000" office:value-type="float" office:value="7.5" calcext:value-type="float">
            <text:p>7,50000000</text:p>
          </table:table-cell>
          <table:table-cell office:value-type="float" office:value="75" calcext:value-type="float">
            <text:p>75,00000000</text:p>
          </table:table-cell>
          <table:table-cell table:formula="of:=[.E33]/1000" office:value-type="float" office:value="0.075" calcext:value-type="float">
            <text:p>0,07500000</text:p>
          </table:table-cell>
          <table:table-cell table:number-columns-repeated="10"/>
        </table:table-row>
        <table:table-row table:style-name="ro1">
          <table:table-cell office:value-type="float" office:value="1.37" calcext:value-type="float">
            <text:p>1,3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8000" calcext:value-type="float">
            <text:p>8000,00000000</text:p>
          </table:table-cell>
          <table:table-cell table:formula="of:=[.C34]/1000" office:value-type="float" office:value="8" calcext:value-type="float">
            <text:p>8,00000000</text:p>
          </table:table-cell>
          <table:table-cell office:value-type="float" office:value="80" calcext:value-type="float">
            <text:p>80,00000000</text:p>
          </table:table-cell>
          <table:table-cell table:formula="of:=[.E34]/1000" office:value-type="float" office:value="0.08" calcext:value-type="float">
            <text:p>0,08000000</text:p>
          </table:table-cell>
          <table:table-cell table:number-columns-repeated="10"/>
        </table:table-row>
        <table:table-row table:style-name="ro1">
          <table:table-cell office:value-type="float" office:value="1.07" calcext:value-type="float">
            <text:p>1,0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8540" calcext:value-type="float">
            <text:p>8540,00000000</text:p>
          </table:table-cell>
          <table:table-cell table:formula="of:=[.C35]/1000" office:value-type="float" office:value="8.54" calcext:value-type="float">
            <text:p>8,54000000</text:p>
          </table:table-cell>
          <table:table-cell office:value-type="float" office:value="85" calcext:value-type="float">
            <text:p>85,00000000</text:p>
          </table:table-cell>
          <table:table-cell table:formula="of:=[.E35]/1000" office:value-type="float" office:value="0.085" calcext:value-type="float">
            <text:p>0,08500000</text:p>
          </table:table-cell>
          <table:table-cell table:number-columns-repeated="10"/>
        </table:table-row>
        <table:table-row table:style-name="ro1">
          <table:table-cell office:value-type="float" office:value="0.896" calcext:value-type="float">
            <text:p>0,896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9020" calcext:value-type="float">
            <text:p>9020,00000000</text:p>
          </table:table-cell>
          <table:table-cell table:formula="of:=[.C36]/1000" office:value-type="float" office:value="9.02" calcext:value-type="float">
            <text:p>9,02000000</text:p>
          </table:table-cell>
          <table:table-cell office:value-type="float" office:value="90" calcext:value-type="float">
            <text:p>90,00000000</text:p>
          </table:table-cell>
          <table:table-cell table:formula="of:=[.E36]/1000" office:value-type="float" office:value="0.09" calcext:value-type="float">
            <text:p>0,09000000</text:p>
          </table:table-cell>
          <table:table-cell table:number-columns-repeated="10"/>
        </table:table-row>
        <table:table-row table:style-name="ro1">
          <table:table-cell office:value-type="float" office:value="0.664" calcext:value-type="float">
            <text:p>0,664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0000" calcext:value-type="float">
            <text:p>10000,00000000</text:p>
          </table:table-cell>
          <table:table-cell table:formula="of:=[.C37]/1000" office:value-type="float" office:value="10" calcext:value-type="float">
            <text:p>10,00000000</text:p>
          </table:table-cell>
          <table:table-cell office:value-type="float" office:value="100" calcext:value-type="float">
            <text:p>100,00000000</text:p>
          </table:table-cell>
          <table:table-cell table:formula="of:=[.E37]/1000" office:value-type="float" office:value="0.1" calcext:value-type="float">
            <text:p>0,10000000</text:p>
          </table:table-cell>
          <table:table-cell table:number-columns-repeated="10"/>
        </table:table-row>
        <table:table-row table:style-name="ro1">
          <table:table-cell office:value-type="float" office:value="0.097" calcext:value-type="float">
            <text:p>0,09700000</text:p>
          </table:table-cell>
          <table:table-cell office:value-type="float" office:value="0.001" calcext:value-type="float">
            <text:p>0,00100000</text:p>
          </table:table-cell>
          <table:table-cell office:value-type="float" office:value="27600" calcext:value-type="float">
            <text:p>27600,00000000</text:p>
          </table:table-cell>
          <table:table-cell table:formula="of:=[.C38]/1000" office:value-type="float" office:value="27.6" calcext:value-type="float">
            <text:p>27,60000000</text:p>
          </table:table-cell>
          <table:table-cell office:value-type="float" office:value="276" calcext:value-type="float">
            <text:p>276,00000000</text:p>
          </table:table-cell>
          <table:table-cell table:formula="of:=[.E38]/1000" office:value-type="float" office:value="0.276" calcext:value-type="float">
            <text:p>0,27600000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,2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5200" calcext:value-type="float">
            <text:p>15200,00000000</text:p>
          </table:table-cell>
          <table:table-cell table:formula="of:=[.C39]/1000" office:value-type="float" office:value="15.2" calcext:value-type="float">
            <text:p>15,20000000</text:p>
          </table:table-cell>
          <table:table-cell office:value-type="float" office:value="150" calcext:value-type="float">
            <text:p>150,00000000</text:p>
          </table:table-cell>
          <table:table-cell table:formula="of:=[.E39]/1000" office:value-type="float" office:value="0.15" calcext:value-type="float">
            <text:p>0,15000000</text:p>
          </table:table-cell>
          <table:table-cell table:number-columns-repeated="10"/>
        </table:table-row>
        <table:table-row table:style-name="ro1">
          <table:table-cell office:value-type="float" office:value="1.41" calcext:value-type="float">
            <text:p>1,41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5000" calcext:value-type="float">
            <text:p>5000,00000000</text:p>
          </table:table-cell>
          <table:table-cell table:formula="of:=[.C40]/1000" office:value-type="float" office:value="5" calcext:value-type="float">
            <text:p>5,00000000</text:p>
          </table:table-cell>
          <table:table-cell office:value-type="float" office:value="50" calcext:value-type="float">
            <text:p>50,00000000</text:p>
          </table:table-cell>
          <table:table-cell table:formula="of:=[.E40]/1000" office:value-type="float" office:value="0.05" calcext:value-type="float">
            <text:p>0,0500000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style-name="Default"/>
          <table:table-cell table:style-name="ce4" table:number-columns-repeated="13"/>
          <table:table-cell table:number-columns-repeated="2"/>
        </table:table-row>
        <table:table-row table:style-name="ro1">
          <table:table-cell table:style-name="Default"/>
          <table:table-cell table:style-name="ce4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8:22:38.1208895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09:06.501731128</meta:creation-date>
    <meta:generator>LibreOffice/5.3.1.2$Linux_X86_64 LibreOffice_project/30m0$Build-2</meta:generator>
    <dc:date>2017-05-20T19:09:49.327019673</dc:date>
    <meta:editing-duration>PT4H1M40S</meta:editing-duration>
    <meta:editing-cycles>39</meta:editing-cycles>
    <meta:document-statistic meta:table-count="1" meta:cell-count="346" meta:object-count="0"/>
  </office:meta>
</office:document-meta>
</file>